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 gestion des fichiers</text:h>
      <text:p text:style-name="Standard">Le C offre la possibilité de lire et d'écrire des données dans un fichier.<text:line-break/><text:line-break/>Pour des raisons d'efficacité, les accès à un fichier se font par l'intermédiaire d'une mémoire-tampon (<text:span text:style-name="Emphasis">buffer</text:span>), ce qui permet de réduire le nombre d'accès aux périphériques (disque...).<text:line-break/><text:line-break/>Pour pouvoir manipuler un fichier, un programme a besoin d'un certain nombre d'informations : l'adresse de l'endroit de la mémoire-tampon où se trouve le fichier, la position de la tête de lecture, le mode d'accès au fichier (lecture ou écriture) ...Ces informations sont rassemblées dans une structure dont le type, <text:span text:style-name="Teletype">FILE *</text:span>, est défini dans <text:span text:style-name="Teletype">stdio.h</text:span>. Un objet de type <text:span text:style-name="Teletype">FILE *</text:span> est appelé <text:span text:style-name="Emphasis">flot de données</text:span> (en anglais, stream). <text:line-break/><text:line-break/>Avant de lire ou d'écrire dans un fichier, on notifie son accès par la commande <text:span text:style-name="Teletype">fopen</text:span>. Cette fonction prend comme argument le nom du fichier, négocie avec le système d'exploitation et initialise un flot de données, qui sera ensuite utilisé lors de l'écriture ou de la lecture. Après les traitements, on annule la liaison entre le fichier et le flot de données grâce à la fonction <text:span text:style-name="Teletype">fclose</text:span>.</text:p>
      <text:h text:style-name="Heading_20_2" text:outline-level="2">Ouverture et fermeture d'un fichier</text:h>
      <text:h text:style-name="Heading_20_3" text:outline-level="3">  La fonction <text:span text:style-name="Teletype">fopen</text:span></text:h>
      <text:p text:style-name="Standard">Cette fonction, de type <text:span text:style-name="Teletype">FILE*</text:span> ouvre un fichier et lui associe un flot de données. Sa syntaxe est : </text:p>
      <text:p text:style-name="P1"><text:span text:style-name="Teletype">fopen("</text:span><text:span text:style-name="Teletype"><text:span text:style-name="Emphasis">nom-de-fichier</text:span></text:span><text:span text:style-name="Teletype">","</text:span><text:span text:style-name="Teletype"><text:span text:style-name="Emphasis">mode</text:span></text:span><text:span text:style-name="Teletype">")</text:span> </text:p>
      <text:p text:style-name="P2">La valeur retournée par <text:span text:style-name="Teletype">fopen</text:span> est un flot de données. Si l'exécution de cette fonction ne se déroule pas normalement, la valeur retournée est le pointeur <text:span text:style-name="Teletype">NULL</text:span>. Il est donc recommandé de toujours tester si la valeur renvoyée par la fonction <text:span text:style-name="Teletype">fopen</text:span> est égale à <text:span text:style-name="Teletype">NULL</text:span> afin de détecter les erreurs (lecture d'un fichier inexistant...).<text:line-break/><text:line-break/>Le premier argument de <text:span text:style-name="Teletype">fopen</text:span> est le nom du fichier concerné, fourni sous forme d'une chaîne de caractères. On préférera définir le nom du fichier par une constante symbolique au moyen de la directive <text:span text:style-name="Teletype">#define</text:span> plutôt que d'expliciter le nom de fichier dans le corps du programme.<text:line-break/><text:line-break/>Le second argument, <text:span text:style-name="Teletype"><text:span text:style-name="Emphasis">mode</text:span></text:span>, est une chaîne de caractères qui spécifie le mode d'accès au fichier. Les spécificateurs de mode d'accès diffèrent suivant le type de fichier considéré. On distingue </text:p>
      <text:list xml:id="list1074108633" text:style-name="L1">
        <text:list-item>
          <text:p text:style-name="P6">les <text:span text:style-name="Emphasis">fichiers textes</text:span>, pour lesquels les caractères de contrôle (retour à la ligne ...) seront interprétés en tant que tels lors de la lecture et de l'écriture ; </text:p>
        </text:list-item>
        <text:list-item>
          <text:p text:style-name="P3">les <text:span text:style-name="Emphasis">fichiers binaires</text:span>, pour lesquels les caractères de contrôle se sont pas interprétés. </text:p>
        </text:list-item>
      </text:list>
      <text:p text:style-name="Text_20_body">Les différents modes d'accès sont les suivants : </text:p>
      <text:p text:style-name="P2">Ces modes d'accès ont pour particularités : </text:p>
      <text:list xml:id="list3935418056" text:style-name="L2">
        <text:list-item>
          <text:p text:style-name="P7">Si le mode contient la lettre <text:span text:style-name="Teletype">r</text:span>, le fichier doit exister. </text:p>
        </text:list-item>
        <text:list-item>
          <text:p text:style-name="P7">Si le mode contient la lettre <text:span text:style-name="Teletype">w</text:span>, le fichier peut ne pas exister. Dans ce cas, il sera créé. Si le fichier existe déjà, son ancien contenu sera perdu. </text:p>
        </text:list-item>
        <text:list-item>
          <text:p text:style-name="P4">Si le mode contient la lettre <text:span text:style-name="Teletype">a</text:span>, le fichier peut ne pas exister. Dans ce cas, il sera créé. Si le fichier existe déjà, les nouvelles données seront ajoutées à la fin du fichier précédent. </text:p>
        </text:list-item>
      </text:list>
      <text:p text:style-name="Text_20_body"><text:soft-page-break/><text:line-break/><text:line-break/><text:line-break/>Trois flots standard peuvent être utilisés en C sans qu'il soit nécessaire de les ouvrir ou de les fermer : </text:p>
      <text:list xml:id="list1115452354" text:style-name="L3">
        <text:list-item>
          <text:p text:style-name="P8"><text:span text:style-name="Teletype">stdin</text:span> (standard input) : unité d'entrée (par défaut, le clavier) ; </text:p>
        </text:list-item>
        <text:list-item>
          <text:p text:style-name="P8"><text:span text:style-name="Teletype">stdout</text:span> (standard output) : unité de sortie (par défaut, l'écran) ; </text:p>
        </text:list-item>
        <text:list-item>
          <text:p text:style-name="P5"><text:span text:style-name="Teletype">stderr</text:span> (standard error) : unité d'affichage des messages d'erreur (par défaut, l'écran). </text:p>
        </text:list-item>
      </text:list>
      <text:p text:style-name="Text_20_body">Il est fortement conseillé d'afficher systématiquement les messages d'erreur sur <text:span text:style-name="Teletype">stderr</text:span> afin que ces messages apparaissent à l'écran même lorsque la sortie standard est redirigée.<text:line-break/>La fonction <text:span text:style-name="Teletype">fclose</text:span></text:p>
      <text:h text:style-name="Heading_20_2" text:outline-level="2">Les entrées-sorties formatées</text:h>
      <text:h text:style-name="Heading_20_3" text:outline-level="3"> La fonction d'écriture <text:span text:style-name="Teletype">fprintf</text:span></text:h>
      <text:p text:style-name="Standard">La fonction <text:span text:style-name="Teletype">fprintf</text:span>, analogue à <text:span text:style-name="Teletype">printf</text:span>, permet d'écrire des données dans un fichier. Sa syntaxe est </text:p>
      <text:p text:style-name="P1"><text:span text:style-name="Teletype">fprintf(</text:span><text:span text:style-name="Teletype"><text:span text:style-name="Emphasis">flot</text:span></text:span><text:span text:style-name="Teletype">,"</text:span><text:span text:style-name="Teletype"><text:span text:style-name="Emphasis">chaîne de contrôle</text:span></text:span><text:span text:style-name="Teletype">",</text:span><text:span text:style-name="Teletype"><text:span text:style-name="Emphasis">expression-1</text:span></text:span><text:span text:style-name="Teletype">, ..., </text:span><text:span text:style-name="Teletype"><text:span text:style-name="Emphasis">expression-n</text:span></text:span><text:span text:style-name="Teletype">)</text:span> </text:p>
      <text:p text:style-name="Standard">où <text:span text:style-name="Teletype"><text:span text:style-name="Emphasis">flot</text:span></text:span> est le flot de données retourné par la fonction <text:span text:style-name="Teletype">fopen</text:span>. Les spécifications de format utilisées pour la fonction <text:span text:style-name="Teletype">fprintf</text:span> sont les mêmes que pour <text:span text:style-name="Teletype">printf</text:span>.<text:line-break/>La fonction de saisie <text:span text:style-name="Teletype">fscanf</text:span></text:p>
      <text:p text:style-name="Standard">La fonction <text:span text:style-name="Teletype">fscanf</text:span>, analogue à <text:span text:style-name="Teletype">scanf</text:span>, permet de lire des données dans un fichier. Sa syntaxe est semblable à celle de <text:span text:style-name="Teletype">scanf</text:span> : </text:p>
      <text:p text:style-name="P1"><text:span text:style-name="Teletype">fscanf(</text:span><text:span text:style-name="Teletype"><text:span text:style-name="Emphasis">flot</text:span></text:span><text:span text:style-name="Teletype">,"</text:span><text:span text:style-name="Teletype"><text:span text:style-name="Emphasis">chaîne de contrôle</text:span></text:span><text:span text:style-name="Teletype">",</text:span><text:span text:style-name="Teletype"><text:span text:style-name="Emphasis">argument-1</text:span></text:span><text:span text:style-name="Teletype">,...,</text:span><text:span text:style-name="Teletype"><text:span text:style-name="Emphasis">argument-n</text:span></text:span><text:span text:style-name="Teletype">)</text:span> </text:p>
      <text:p text:style-name="Standard">où <text:span text:style-name="Teletype"><text:span text:style-name="Emphasis">flot</text:span></text:span> est le flot de données retourné par <text:span text:style-name="Teletype">fopen</text:span>. Les spécifications de format sont ici les mêmes que celles de la fonction <text:span text:style-name="Teletype">scanf</text:span>.<text:line-break/>Impression et lecture de caractères</text:p>
      <text:p text:style-name="Standard">Similaires aux fonctions <text:span text:style-name="Teletype">getchar</text:span> et <text:span text:style-name="Teletype">putchar</text:span>, les fonctions <text:span text:style-name="Teletype">fgetc</text:span> et <text:span text:style-name="Teletype">fputc</text:span> permettent respectivement de lire et d'écrire un caractère dans un fichier. La fonction <text:span text:style-name="Teletype">fgetc</text:span>, de type <text:span text:style-name="Teletype">int</text:span>, retourne le caractère lu dans le fichier. Elle retourne la constante <text:span text:style-name="Teletype">EOF</text:span> lorsqu'elle détecte la fin du fichier. Son prototype est </text:p>
      <text:p text:style-name="P1"><text:span text:style-name="Teletype">int fgetc(FILE* </text:span><text:span text:style-name="Teletype"><text:span text:style-name="Emphasis">flot</text:span></text:span><text:span text:style-name="Teletype">);</text:span> </text:p>
      <text:p text:style-name="Standard">où <text:span text:style-name="Teletype"><text:span text:style-name="Emphasis">flot</text:span></text:span> est le flot de type <text:span text:style-name="Teletype">FILE*</text:span> retourné par la fonction <text:span text:style-name="Teletype">fopen</text:span>. Comme pour la fonction <text:span text:style-name="Teletype">getchar</text:span>, il est conseillé de déclarer de type <text:span text:style-name="Teletype">int</text:span> la variable destinée à recevoir la valeur de retour de <text:span text:style-name="Teletype">fgetc</text:span> pour pouvoir détecter correctement la fin de fichier.<text:line-break/><text:line-break/><text:line-break/><text:line-break/><text:line-break/>La fonction <text:span text:style-name="Teletype">fputc</text:span> écrit <text:span text:style-name="Teletype"><text:span text:style-name="Emphasis">caractere</text:span></text:span> dans le flot de données : </text:p>
      <text:p text:style-name="P1"><text:span text:style-name="Teletype">int fputc(int </text:span><text:span text:style-name="Teletype"><text:span text:style-name="Emphasis">caractere</text:span></text:span><text:span text:style-name="Teletype">, FILE *</text:span><text:span text:style-name="Teletype"><text:span text:style-name="Emphasis">flot</text:span></text:span><text:span text:style-name="Teletype">)</text:span> </text:p>
      <text:p text:style-name="Standard">Elle retourne l'entier correspondant au caractère lu (ou la constante <text:span text:style-name="Teletype">EOF</text:span> en cas d'erreur).<text:line-break/><text:line-break/><text:line-break/><text:line-break/><text:line-break/><text:soft-page-break/>Il existe également deux versions optimisées des fonctions <text:span text:style-name="Teletype">fgetc</text:span> et <text:span text:style-name="Teletype">fputc</text:span> qui sont implémentées par des macros. Il s'agit respectivement de <text:span text:style-name="Teletype">getc</text:span> et <text:span text:style-name="Teletype">putc</text:span>. Leur syntaxe est similaire à celle de <text:span text:style-name="Teletype">fgetc</text:span> et <text:span text:style-name="Teletype">fputc</text:span> : </text:p>
      <text:p text:style-name="P1"><text:span text:style-name="Teletype">int getc(FILE* </text:span><text:span text:style-name="Teletype"><text:span text:style-name="Emphasis">flot</text:span></text:span><text:span text:style-name="Teletype">);<text:line-break/>int putc(int </text:span><text:span text:style-name="Teletype"><text:span text:style-name="Emphasis">caractere</text:span></text:span><text:span text:style-name="Teletype">, FILE *</text:span><text:span text:style-name="Teletype"><text:span text:style-name="Emphasis">flot</text:span></text:span><text:span text:style-name="Teletype">)</text:span> </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09:20:44.951825330</meta:creation-date>
    <dc:date>2021-10-22T09:31:27.584997335</dc:date>
    <meta:editing-duration>PT22S</meta:editing-duration>
    <meta:editing-cycles>1</meta:editing-cycles>
    <meta:document-statistic meta:table-count="0" meta:image-count="0" meta:object-count="0" meta:page-count="3" meta:paragraph-count="33" meta:word-count="848" meta:character-count="5183" meta:non-whitespace-character-count="4332"/>
    <meta:generator>LibreOffice/6.4.7.2$Linux_X86_64 LibreOffice_project/40$Build-2</meta:generator>
  </office:meta>
</office:document-meta>
</file>